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UrbanFooter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ed de page du documen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Footer" style:family="paragraph" style:parent-style-name="Standard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uthier Bastien</meta:initial-creator>
    <meta:creation-date>2011-01-18T11:24:34</meta:creation-date>
    <dc:date>2020-04-02T14:59:44.338937737</dc:date>
    <meta:editing-duration>PT26M55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1" meta:paragraph-count="1" meta:word-count="5" meta:character-count="24" meta:non-whitespace-character-count="20"/>
  </office:meta>
</office:document-meta>
</file>